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ir_store_id</text:p>
          </table:table-cell>
          <table:table-cell office:value-type="string">
            <text:p>visit_date</text:p>
          </table:table-cell>
          <table:table-cell office:value-type="string">
            <text:p>visitors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2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1-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2-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3-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4-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0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0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0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5-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0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6-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7-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8-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0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09-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0-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0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1-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0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6-12-2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0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1-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2-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2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3-3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ir_ba937bf13d40fb24</text:p>
          </table:table-cell>
          <table:table-cell office:value-type="string">
            <text:p>2017-04-22</text:p>
          </table:table-cell>
          <table:table-cell office:value-type="float" office:value="23">
            <text:p>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4/11/2018</text:date>, <text:time>22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2:16:43.01</meta:creation-date>
    <dc:date>2018-04-11T22:19:06.56</dc:date>
    <meta:editing-duration>PT2M23S</meta:editing-duration>
    <meta:editing-cycles>1</meta:editing-cycles>
    <meta:document-statistic meta:table-count="3" meta:cell-count="1176" meta:object-count="0"/>
    <meta:generator>OpenOffice/4.1.3$Win32 OpenOffice.org_project/413m1$Build-9783</meta:generator>
  </office:meta>
</office:document-meta>
</file>